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fo:font-weight="bold" officeooo:rsid="001423f3" officeooo:paragraph-rsid="001423f3" style:font-weight-asian="bold" style:font-weight-complex="bold"/>
    </style:style>
    <style:style style:name="P2" style:family="paragraph" style:parent-style-name="Standard">
      <style:text-properties fo:language="it" fo:country="IT" fo:font-weight="bold" officeooo:rsid="00321362" officeooo:paragraph-rsid="003217bb" style:font-weight-asian="bold" style:font-weight-complex="bold"/>
    </style:style>
    <style:style style:name="P3" style:family="paragraph" style:parent-style-name="Standard">
      <style:text-properties fo:language="it" fo:country="IT" fo:font-weight="bold" officeooo:rsid="003217bb" officeooo:paragraph-rsid="00322bec" style:font-weight-asian="bold" style:font-weight-complex="bold"/>
    </style:style>
    <style:style style:name="P4" style:family="paragraph" style:parent-style-name="Standard">
      <style:text-properties fo:language="it" fo:country="IT" fo:font-weight="bold" officeooo:rsid="00322bec" officeooo:paragraph-rsid="00341f5a" style:font-weight-asian="bold" style:font-weight-complex="bold"/>
    </style:style>
    <style:style style:name="P5" style:family="paragraph" style:parent-style-name="Standard">
      <style:text-properties fo:language="it" fo:country="IT" fo:font-weight="bold" officeooo:rsid="00341f5a" officeooo:paragraph-rsid="00341f5a" style:font-weight-asian="bold" style:font-weight-complex="bold"/>
    </style:style>
    <style:style style:name="P6" style:family="paragraph" style:parent-style-name="Standard">
      <style:text-properties fo:language="it" fo:country="IT" fo:font-weight="bold" officeooo:rsid="00373656" officeooo:paragraph-rsid="00373656" style:font-weight-asian="bold" style:font-weight-complex="bold"/>
    </style:style>
    <style:style style:name="P7" style:family="paragraph" style:parent-style-name="Standard">
      <style:text-properties fo:language="it" fo:country="IT" fo:font-weight="bold" officeooo:rsid="0038dbf5" officeooo:paragraph-rsid="0038dbf5" style:font-weight-asian="bold" style:font-weight-complex="bold"/>
    </style:style>
    <style:style style:name="P8" style:family="paragraph" style:parent-style-name="Standard">
      <style:text-properties fo:language="it" fo:country="IT" fo:font-weight="bold" officeooo:rsid="003c459a" officeooo:paragraph-rsid="003c459a" style:font-weight-asian="bold" style:font-weight-complex="bold"/>
    </style:style>
    <style:style style:name="P9" style:family="paragraph" style:parent-style-name="Standard">
      <style:text-properties fo:language="it" fo:country="IT" fo:font-weight="bold" officeooo:rsid="00411739" officeooo:paragraph-rsid="00411739" style:font-weight-asian="bold" style:font-weight-complex="bold"/>
    </style:style>
    <style:style style:name="P10" style:family="paragraph" style:parent-style-name="Standard">
      <style:text-properties fo:font-size="16pt" fo:language="it" fo:country="IT" fo:font-weight="bold" officeooo:rsid="001423f3" officeooo:paragraph-rsid="001423f3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217bb" style:font-weight-asian="normal" style:font-weight-complex="normal"/>
    </style:style>
    <style:style style:name="T3" style:family="text">
      <style:text-properties fo:font-weight="normal" officeooo:rsid="00322bec" style:font-weight-asian="normal" style:font-weight-complex="normal"/>
    </style:style>
    <style:style style:name="T4" style:family="text">
      <style:text-properties fo:font-weight="normal" officeooo:rsid="00341f5a" style:font-weight-asian="normal" style:font-weight-complex="normal"/>
    </style:style>
    <style:style style:name="T5" style:family="text">
      <style:text-properties fo:font-weight="normal" officeooo:rsid="0035b970" style:font-weight-asian="normal" style:font-weight-complex="normal"/>
    </style:style>
    <style:style style:name="T6" style:family="text">
      <style:text-properties fo:font-weight="normal" officeooo:rsid="0038dbf5" style:font-weight-asian="normal" style:font-weight-complex="normal"/>
    </style:style>
    <style:style style:name="T7" style:family="text">
      <style:text-properties fo:font-weight="normal" officeooo:rsid="003c459a" style:font-weight-asian="normal" style:font-weight-complex="normal"/>
    </style:style>
    <style:style style:name="T8" style:family="text">
      <style:text-properties fo:font-weight="normal" officeooo:rsid="00411739" style:font-weight-asian="normal" style:font-weight-complex="normal"/>
    </style:style>
    <style:style style:name="T9" style:family="text">
      <style:text-properties fo:font-weight="normal" officeooo:rsid="004178f0" style:font-weight-asian="normal" style:font-weight-complex="normal"/>
    </style:style>
    <style:style style:name="T10" style:family="text">
      <style:text-properties fo:font-weight="normal" officeooo:rsid="0041bf6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portamento</text:p>
      <text:p text:style-name="P1"><text:span text:style-name="T1">// </text:span><text:span text:style-name="T2">TODO: behaviour is whaterer can make the page interactive</text:span></text:p>
      <text:p text:style-name="P1"><text:span text:style-name="T1">Lo sviluppo dell’aspetto comportamentale del sito è avvenuto in PHP (lato server) e JS (lato client).</text:span></text:p>
      <text:p text:style-name="P2"><text:span text:style-name="T2">O</text:span><text:span text:style-name="T1">gni qualvolta il server web regisra una richiesta per uno specifico documento, </text:span><text:span text:style-name="T2">viene eseguito uno script PHP che genera la pagina.</text:span></text:p>
      <text:p text:style-name="P2"><text:span text:style-name="T2"/></text:p>
      <text:p text:style-name="P3"><text:span text:style-name="T1">In generale ogni pagina è composta da alcuni elementi fissi come intestazione, barra di navigazione e footer cha non cambiano mai, e un corpo che differisce da pagina a pagina e molte volte differisce anche all’interno della stessa pagina a seconda della situazione; </text:span><text:span text:style-name="T3">quindi PHP si occupa di assemblare queste componenti in un documento HTML valido e modificare il corpo della pagina a seconda di ciò che le circostanze richiedono.</text:span></text:p>
      <text:p text:style-name="P3"><text:span text:style-name="T3">Ad esempio l’area personale dell’utente dovrà mostrare le informazioni relative all’utente attualmente autenticato sulla piattaforma oppure la pagina home dovrà mostrare l’anteprima dei prossime eventi e le ultime news. Nessuna di queste informazioni e fissa e le pagine vi si devono adattare.</text:span></text:p>
      <text:p text:style-name="P4"><text:span text:style-name="T1">L’ultimo compito del server è di gestire gli errori come </text:span><text:span text:style-name="T4">ad esempio tentativi di accesso a risorse ad accesso ristretto (risorse amministrative, file di backend, risorse per utenti autenticati etc…) o problemi a lato server (un malfunzionamento del server web o del DB), condizione per cui sono previsti più casi: </text:span></text:p>
      <text:p text:style-name="P4"><text:span text:style-name="T4">1) in caso di deliberato accesso (il sito non lo permette quindi tramite URL) a risorse ad accesso limitato o in caso di malfunzionamento del DB (fallimento di connessione o errore di query) avviene una ridirezione ad una pagina di errore che fornisce gli strumenti per continuare la navigazione ed un messaggio di errore esplicativo</text:span></text:p>
      <text:p text:style-name="P5"><text:span text:style-name="T1">2) in caso di tentato accesso ad una funzionalità non applicabile (come login/registrazione per un utente autenticato o loguot per utente ospite) </text:span><text:span text:style-name="T5">avviene la normale ridirezione all’area personale/home senza che avvenga alcuna comunicazione all’utente.</text:span></text:p>
      <text:p text:style-name="P5"><text:span text:style-name="T5"/></text:p>
      <text:p text:style-name="P6"><text:span text:style-name="T5">L’</text:span><text:span text:style-name="T1">interattività di una pagina in senso “PHP” è limitata a quelle interazioni che richiedono in qualche modo un cambio o “refresh” della pagina corrente e per qualunque altra interazione è necessario ricorrere a JS poiché operando a livello client è in greado di interagire con il DOM e di conseguenza interagire con la pagina in mainera più ‘soft’ di PHP.</text:span></text:p>
      <text:p text:style-name="P6"><text:span text:style-name="T1"/></text:p>
      <text:p text:style-name="P6"><text:span text:style-name="T1">Nel nostro progetto JS ha utilità marginale, nel senso che la maggior parte dei comportamenti interattivi è gestita come descritto precedentemente, ma non per questo è meno importante. Infatti viene utilizzato per </text:span><text:span text:style-name="T6">modificare dinamicamente il totale durante il processo di checkout e, molto più importante, si occupa di validare l’input nelle form e fornire un feedback all’utente circa l’esito dell’operazione.</text:span></text:p>
      <text:p text:style-name="P7"><text:span text:style-name="T1">Il primo comportamento risiede in un file a se stante e raccogliendo l’evento “onchange” </text:span><text:span text:style-name="T7">sul numero di articoli ordinati,</text:span><text:span text:style-name="T1"> è in grado di </text:span><text:span text:style-name="T7">interagire anche con un apposito paragrafo e la lista del prezzi; in fine i reispettivi dati vengono elaborati e presntati sotto forma di un totale fittizio che viene ricalcolato dal server in fase di ultimazione del checkout.</text:span></text:p>
      <text:p text:style-name="P8"><text:span text:style-name="T1">Il secondo è più complesso poiché </text:span><text:span text:style-name="T8">la validazione delle foem viene effettuata in più momenti e tuto deve integrarsi con gli errori restituiti dal server aumentando la complessità dell’intero sistema.</text:span></text:p>
      <text:p text:style-name="P9"><text:span text:style-name="T1">La prima validazione viene effettuata “in tempo reale” </text:span><text:span text:style-name="T9">con lo scopo di informare tempestivamente l’utente di un possibile errore nella compilazione</text:span><text:span text:style-name="T5">: </text:span><text:span text:style-name="T1">ogni volta che un campo viene compilato, viene anche validato tranite una specifica funzione JS, attivata dell’evento ‘onfocusout”, e si occupa di valutare la correttezza dell’input secondo parametri specifici, generare l’errore e stamparlo a schermo in maniera (1) accessibile per le tecnologie assistive e (2) correttamente presentato per essere facilmente identificato nella pagina.</text:span></text:p>
      <text:p text:style-name="P9"><text:span text:style-name="T1">L</text:span><text:span text:style-name="T9">a </text:span><text:span text:style-name="T1">seconda validazione viene effettuata </text:span><text:span text:style-name="T9">prima che il form venga inviato come controllo di sanità generale poiché è possibile che l’utente non abbia compilato tutti i campi e rimbalzare il controlllo alserver è poco usabile per l’utente: quando un foem viene inviato al server, l’evento ‘onsubmit’ </text:span><text:soft-page-break/><text:span text:style-name="T9">della form aziona una particolare funzione che effettua i controlli per tutta la form e consente l’invio solo se nossun errore si è verificato. Per evitare </text:span><text:span text:style-name="T10">la duplicaizone del codice questa classe di funzioni <text:s/>di validazione si limita ad eseguire le stesse funzioni del punto precedente, che aggiornano a loro volta una variabile per registrare la presenza di errori nella compilazione della form. Questa variabile viene poi letta da questa funzione (e salvata), resettata e in base al suo valore la form verrà inviata o meno.­</text:span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6:18:53.482033944</meta:creation-date>
    <dc:date>2022-06-15T08:59:52.708281398</dc:date>
    <meta:editing-duration>PT8M33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2" meta:paragraph-count="15" meta:word-count="716" meta:character-count="4609" meta:non-whitespace-character-count="3907"/>
  </office:meta>
</office:document-meta>
</file>